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16000000157F6DD0B5A9E81FA4.png" manifest:media-type="image/png"/>
  <manifest:file-entry manifest:full-path="Pictures/10000201000000110000001601E0F5C101BCCA90.png" manifest:media-type="image/png"/>
  <manifest:file-entry manifest:full-path="Pictures/100002010000001700000018A45269342096EA18.png" manifest:media-type="image/png"/>
  <manifest:file-entry manifest:full-path="Pictures/10000201000000170000001735DA8D9283208A2F.png" manifest:media-type="image/png"/>
  <manifest:file-entry manifest:full-path="Pictures/100002010000001C0000001D70D6E32B5FD4197C.png" manifest:media-type="image/png"/>
  <manifest:file-entry manifest:full-path="Pictures/10000201000000100000001886F90311458E5781.png" manifest:media-type="image/png"/>
  <manifest:file-entry manifest:full-path="Pictures/100002010000001400000019D76DE55D8A5FE364.png" manifest:media-type="image/png"/>
  <manifest:file-entry manifest:full-path="Pictures/10000201000000140000001394E37ACBCEC3BB0C.png" manifest:media-type="image/png"/>
  <manifest:file-entry manifest:full-path="Pictures/10000201000000150000001373D9CF7655D99E79.png" manifest:media-type="image/png"/>
  <manifest:file-entry manifest:full-path="Pictures/100002010000001800000016EAA5B85DC060CD04.png" manifest:media-type="image/png"/>
  <manifest:file-entry manifest:full-path="Pictures/100002010000001C0000001626704662A064048E.png" manifest:media-type="image/png"/>
  <manifest:file-entry manifest:full-path="Pictures/10000000000001D2000001D21FCC8F274B4C09D7.jpg" manifest:media-type="image/jpeg"/>
  <manifest:file-entry manifest:full-path="Pictures/1000020100000017000000177960F666DC14312A.png" manifest:media-type="image/png"/>
  <manifest:file-entry manifest:full-path="Pictures/1000020100000018000000153FCD9ABEE5FB772A.png" manifest:media-type="image/png"/>
  <manifest:file-entry manifest:full-path="Pictures/10000201000000110000001886F9ECCD69F07748.png" manifest:media-type="image/png"/>
  <manifest:file-entry manifest:full-path="Pictures/10000201000000160000001864348933887AB1D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ambria" style:font-name-asian="Cambria1" style:font-name-complex="Cambria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2in" fo:margin-right="0in" fo:text-indent="-0.25in" style:auto-text-indent="false"/>
    </style:style>
    <style:style style:name="P10" style:family="paragraph" style:parent-style-name="Standard">
      <style:paragraph-properties fo:margin-left="1.5in" fo:margin-right="0in" fo:text-indent="0in" style:auto-text-indent="false"/>
      <style:text-properties style:font-name="Cambria" style:font-name-asian="Cambria1" style:font-name-complex="Cambria1"/>
    </style:style>
    <style:style style:name="P11" style:family="paragraph" style:parent-style-name="Standard">
      <style:paragraph-properties fo:margin-left="1.5in" fo:margin-right="0in" fo:text-indent="0in" style:auto-text-indent="false" fo:break-before="page"/>
      <style:text-properties style:font-name="Cambria" style:font-name-asian="Cambria1" style:font-name-complex="Cambria1"/>
    </style:style>
    <style:style style:name="P12" style:family="paragraph" style:parent-style-name="Standard">
      <style:paragraph-properties fo:margin-left="2in" fo:margin-right="0in" fo:text-indent="0in" style:auto-text-indent="false"/>
      <style:text-properties style:font-name="Cambria" style:font-name-asian="Cambria1" style:font-name-complex="Cambria1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ambria" style:font-name-asian="Cambria1" style:font-name-complex="Cambria1"/>
    </style:style>
    <style:style style:name="P15" style:family="paragraph" style:parent-style-name="Standard">
      <style:paragraph-properties fo:margin-left="0in" fo:margin-right="0in" fo:text-indent="0in" style:auto-text-indent="false" fo:break-before="page"/>
    </style:style>
    <style:style style:name="P16" style:family="paragraph" style:parent-style-name="Standard" style:list-style-name="WWNum2">
      <style:paragraph-properties fo:margin-left="2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3in" fo:margin-right="0in" fo:text-indent="-0.25in" style:auto-text-indent="false"/>
    </style:style>
    <style:style style:name="P18" style:family="paragraph" style:parent-style-name="Standard" style:master-page-name="Standard">
      <style:paragraph-properties style:page-number="1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style:font-name-asian="Cambria1" style:font-name-complex="Cambria1" fo:background-color="#ff0000"/>
    </style:style>
    <style:style style:name="T4" style:family="text">
      <style:text-properties style:font-name="Cambria" style:font-name-asian="Cambria1" style:font-name-complex="Cambria1" fo:background-color="#00ffff"/>
    </style:style>
    <style:style style:name="T5" style:family="text">
      <style:text-properties style:font-name="Cambria" style:font-name-asian="Cambria1" style:font-name-complex="Cambria1" fo:background-color="#ff00ff"/>
    </style:style>
    <style:style style:name="T6" style:family="text">
      <style:text-properties style:font-name="Cambria" fo:font-weight="bold" style:font-name-asian="Cambria1" style:font-weight-asian="bold" style:font-name-complex="Cambria1"/>
    </style:style>
    <style:style style:name="T7" style:family="text">
      <style:text-properties style:font-name="Cambria" fo:font-size="18pt" style:font-name-asian="Cambria1" style:font-size-asian="18pt" style:font-name-complex="Cambria1" style:font-size-complex="18pt"/>
    </style:style>
    <style:style style:name="T8" style:family="text">
      <style:text-properties fo:color="#ffffff" style:font-name="Cambria" style:font-name-asian="Cambria1" style:font-name-complex="Cambria1" fo:background-color="#000080"/>
    </style:style>
    <style:style style:name="T9" style:family="text">
      <style:text-properties fo:color="#ffffff" style:font-name="Cambria" style:font-name-asian="Cambria1" style:font-name-complex="Cambria1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Rutiner for:</text:span></text:p>
      <text:list xml:id="list3851502683" text:style-name="WWNum1">
        <text:list-item>
          <text:p text:style-name="P4"><text:span text:style-name="T2">IPP og POI</text:span></text:p>
        </text:list-item>
        <text:list-item>
          <text:p text:style-name="P4"><text:span text:style-name="T2">Sykkelhjul søksringer</text:span></text:p>
        </text:list-item>
        <text:list-item>
          <text:p text:style-name="P4"><text:span text:style-name="T2">Fargekoder på teiger (Op Periods)</text:span></text:p>
        </text:list-item>
        <text:list-item>
          <text:p text:style-name="P4"><text:span text:style-name="T2">Teig-navngiving</text:span></text:p>
        </text:list-item>
        <text:list-item>
          <text:p text:style-name="P4"><text:span text:style-name="T2">Ekstramapper</text:span></text:p>
        </text:list-item>
        <text:list-item>
          <text:p text:style-name="P4"><text:span text:style-name="T2">Utdeling av teiger</text:span></text:p>
        </text:list-item>
        <text:list-item>
          <text:p text:style-name="P4"><text:span text:style-name="T2">Tause vitner </text:span></text:p>
        </text:list-item>
        <text:list-item>
          <text:p text:style-name="P4"><text:span text:style-name="T2">Funn</text:span></text:p>
        </text:list-item>
      </text:list>
      <text:p text:style-name="P1"/>
      <text:list xml:id="list2881386982" text:style-name="WWNum2">
        <text:list-item>
          <text:p text:style-name="P5"><text:span text:style-name="T6">Sett IPP / POI</text:span></text:p>
        </text:list-item>
      </text:list>
      <text:p text:style-name="P6"><text:span text:style-name="T2">Alle søkstekniske ikoner skal ha fargen </text:span><text:span text:style-name="T3">RØD</text:span></text:p>
      <text:list xml:id="list100556072940850" text:continue-numbering="true" text:style-name="WWNum2">
        <text:list-item>
          <text:list>
            <text:list-item>
              <text:p text:style-name="P7"><text:span text:style-name="T2">“New” -&gt; “Marker”</text:span></text:p>
              <text:list>
                <text:list-item>
                  <text:p text:style-name="P8"><text:span text:style-name="T2">Navn “IPP”</text:span></text:p>
                  <text:list>
                    <text:list-item>
                      <text:p text:style-name="P9"><text:span text:style-name="T2">Fyll ut eventuell nyttig ekstra info</text:span></text:p>
                    </text:list-item>
                    <text:list-item>
                      <text:p text:style-name="P9"><text:span text:style-name="T2">Ikon ICS/Fire : </text:span><draw:frame draw:style-name="fr1" draw:name="image5.png" text:anchor-type="as-char" svg:width="0.2917in" svg:height="0.302in" draw:z-index="0"><draw:image xlink:href="Pictures/100002010000001C0000001D70D6E32B5FD4197C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8"><text:span text:style-name="T2">Navn “POI” + løpenummer (eks. “POI01”)</text:span></text:p>
                  <text:list>
                    <text:list-item>
                      <text:p text:style-name="P9"><text:span text:style-name="T2">Fyll inn eventuell nyttig ekstra info</text:span></text:p>
                    </text:list-item>
                    <text:list-item>
                      <text:p text:style-name="P9"><text:span text:style-name="T2">Ikon: Style </text:span><draw:frame draw:style-name="fr1" draw:name="image6.png" text:anchor-type="as-char" svg:width="0.2083in" svg:height="0.2602in" draw:z-index="0"><draw:image xlink:href="Pictures/100002010000001400000019D76DE55D8A5FE364.png" xlink:type="simple" xlink:show="embed" xlink:actuate="onLoad" loext:mime-type="image/png"/></draw:frame><text:span text:style-name="T2">, Farge </text:span><text:span text:style-name="T3">RØ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0555995804205" text:continue-numbering="true" text:style-name="WWNum2">
        <text:list-item>
          <text:p text:style-name="P5"><text:span text:style-name="T6">Sykkelhjul</text:span></text:p>
          <text:list>
            <text:list-item>
              <text:p text:style-name="P7"><text:span text:style-name="T2">På samme posisjon som IPP, velg “New” -&gt; “Range rings”</text:span></text:p>
              <text:list>
                <text:list-item>
                  <text:p text:style-name="P8"><text:span text:style-name="T2">Tast inn de 3 verdiene for søksringene, kommaseparert. <text:line-break/>(Eks. 300,700,1200)</text:span></text:p>
                </text:list-item>
                <text:list-item>
                  <text:p text:style-name="P8"><text:span text:style-name="T2">Velg “meters” og trykk “Create”</text:span></text:p>
                </text:list-item>
                <text:list-item>
                  <text:p text:style-name="P8"><text:span text:style-name="T2">“New” -&gt; “Folder”</text:span></text:p>
                  <text:list>
                    <text:list-item>
                      <text:p text:style-name="P9"><text:span text:style-name="T2">Navngi “Søksringer”</text:span></text:p>
                    </text:list-item>
                  </text:list>
                </text:list-item>
                <text:list-item>
                  <text:p text:style-name="P8"><text:span text:style-name="T2">Bulk Ops på “Lines &amp; Polygons”</text:span></text:p>
                  <text:list>
                    <text:list-item>
                      <text:p text:style-name="P9"><text:span text:style-name="T2">Marker de tre ringene</text:span></text:p>
                    </text:list-item>
                    <text:list-item>
                      <text:p text:style-name="P9"><text:span text:style-name="T2">“Change attributes”</text:span></text:p>
                    </text:list-item>
                    <text:list-item>
                      <text:p text:style-name="P9"><text:span text:style-name="T2">Velg Folder “Søksringer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00556503961707" text:continue-numbering="true" text:style-name="WWNum2">
        <text:list-item>
          <text:p text:style-name="P5"><text:span text:style-name="T6">Sett opp “Op Period” På følgende måte :</text:span></text:p>
          <text:list>
            <text:list-item>
              <text:p text:style-name="P7"><text:span text:style-name="T2">“01 - Teiger : Planlagte”. Farge </text:span><text:span text:style-name="T3">RØD</text:span><text:span text:style-name="T2">, Fill 10%</text:span></text:p>
            </text:list-item>
            <text:list-item>
              <text:p text:style-name="P7"><text:span text:style-name="T2">“02 - Teiger : Iverksatte”. Farge </text:span><text:span text:style-name="T4">CYAN</text:span><text:span text:style-name="T2">, Fill 10%</text:span></text:p>
            </text:list-item>
            <text:list-item>
              <text:p text:style-name="P7"><text:span text:style-name="T2">“03 - Teiger : Ferdigsøkte”. Farge </text:span><text:span text:style-name="T8">MØRKEBLÅ</text:span><text:span text:style-name="T2">, Fill 10%</text:span></text:p>
            </text:list-item>
            <text:list-item>
              <text:p text:style-name="P7"><text:span text:style-name="T2">“04 - Teiger : Avsluttet”. Farge </text:span><text:span text:style-name="T9">SORT</text:span><text:span text:style-name="T2">, Fill 40%</text:span></text:p>
            </text:list-item>
          </text:list>
        </text:list-item>
      </text:list>
      <text:p text:style-name="P1"/>
      <text:list xml:id="list100556653175337" text:continue-numbering="true" text:style-name="WWNum2">
        <text:list-item>
          <text:p text:style-name="P5"><text:span text:style-name="T6">Teiger skal navngis på følgende måte:</text:span></text:p>
          <text:list>
            <text:list-item>
              <text:p text:style-name="P7"><text:span text:style-name="T2">Lag “New” -&gt; “Area/Line/Buffer Assignment”</text:span></text:p>
              <text:list>
                <text:list-item>
                  <text:p text:style-name="P8"><text:span text:style-name="T2">Number står tom ved teig-produksjon</text:span></text:p>
                </text:list-item>
                <text:list-item>
                  <text:p text:style-name="P8"><text:span text:style-name="T2">Letter er navnet på teigen. Den skal ha navn “TEIG” og løpenummer</text:span></text:p>
                  <text:list>
                    <text:list-item>
                      <text:p text:style-name="P9"><text:span text:style-name="T2">Eks : TEIG001, TEIG002, osv</text:span></text:p>
                    </text:list-item>
                  </text:list>
                </text:list-item>
                <text:list-item>
                  <text:p text:style-name="P8"><text:span text:style-name="T2">Sett teigen til Operational Period “01 - Teiger : Planlagte”</text:span></text:p>
                </text:list-item>
              </text:list>
            </text:list-item>
          </text:list>
        </text:list-item>
      </text:list>
      <text:p text:style-name="P11"/>
      <text:p text:style-name="P10"/>
      <text:list xml:id="list100557282502026" text:continue-numbering="true" text:style-name="WWNum2">
        <text:list-item>
          <text:p text:style-name="P5"><text:span text:style-name="T6">Følgende ekstra mapper opprettes : </text:span></text:p>
          <text:list>
            <text:list-item>
              <text:p text:style-name="P7"><text:span text:style-name="T2">“Sporlogg”</text:span></text:p>
              <text:list>
                <text:list-item>
                  <text:p text:style-name="P8"><text:span text:style-name="T2">Alle ferdige sporlogger legges her.</text:span></text:p>
                </text:list-item>
                <text:list-item>
                  <text:p text:style-name="P8"><text:span text:style-name="T2">Ferdige sporlogger settes til </text:span></text:p>
                  <text:list>
                    <text:list-item>
                      <text:p text:style-name="P9"><text:span text:style-name="T2">Farge </text:span><text:span text:style-name="T5">MAGENTA</text:span></text:p>
                    </text:list-item>
                    <text:list-item>
                      <text:p text:style-name="P9"><text:span text:style-name="T2">Navngis teignavn + lagsnavn</text:span></text:p>
                    </text:list-item>
                    <text:list-item>
                      <text:p text:style-name="P9"><text:span text:style-name="T2">Skriv inn klokke/dato for ferdigsøkt teig i “Comments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00556678991884" text:continue-numbering="true" text:style-name="WWNum2">
        <text:list-item>
          <text:list>
            <text:list-item>
              <text:p text:style-name="P7"><text:span text:style-name="T2">“Mannskapsinfo”</text:span></text:p>
              <text:list>
                <text:list-item>
                  <text:p text:style-name="P8"><text:span text:style-name="T2">All informasjon til mannskaper legges her.</text:span></text:p>
                  <text:list>
                    <text:list-item>
                      <text:p text:style-name="P9"><text:span text:style-name="T2">Alle ikoner settes til farge </text:span><text:span text:style-name="T9">SORT</text:span></text:p>
                      <text:list>
                        <text:list-item>
                          <text:p text:style-name="P16"><text:span text:style-name="T2">Eksempel er :</text:span></text:p>
                          <text:list>
                            <text:list-item>
                              <text:p text:style-name="P17"><text:span text:style-name="T2">KO </text:span><draw:frame draw:style-name="fr1" draw:name="image2.png" text:anchor-type="as-char" svg:width="0.2189in" svg:height="0.198in" draw:z-index="0"><draw:image xlink:href="Pictures/10000201000000150000001373D9CF7655D99E79.png" xlink:type="simple" xlink:show="embed" xlink:actuate="onLoad" loext:mime-type="image/png"/></draw:frame></text:p>
                            </text:list-item>
                            <text:list-item>
                              <text:p text:style-name="P17"><text:span text:style-name="T2">Parkering </text:span><draw:frame draw:style-name="fr1" draw:name="image1.png" text:anchor-type="as-char" svg:width="0.2398in" svg:height="0.2398in" draw:z-index="0"><draw:image xlink:href="Pictures/1000020100000017000000177960F666DC14312A.png" xlink:type="simple" xlink:show="embed" xlink:actuate="onLoad" loext:mime-type="image/png"/></draw:frame></text:p>
                            </text:list-item>
                            <text:list-item>
                              <text:p text:style-name="P17"><text:span text:style-name="T2">Mannskapsområde </text:span><draw:frame draw:style-name="fr1" draw:name="image11.png" text:anchor-type="as-char" svg:width="0.25in" svg:height="0.2291in" draw:z-index="0"><draw:image xlink:href="Pictures/100002010000001800000016EAA5B85DC060CD04.png" xlink:type="simple" xlink:show="embed" xlink:actuate="onLoad" loext:mime-type="image/png"/></draw:frame></text:p>
                            </text:list-item>
                            <text:list-item>
                              <text:p text:style-name="P17"><text:span text:style-name="T2">Hindre i veien/teigen </text:span><draw:frame draw:style-name="fr1" draw:name="image9.png" text:anchor-type="as-char" svg:width="0.25in" svg:height="0.2189in" draw:z-index="0"><draw:image xlink:href="Pictures/1000020100000018000000153FCD9ABEE5FB772A.png" xlink:type="simple" xlink:show="embed" xlink:actuate="onLoad" loext:mime-type="image/png"/></draw:frame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00556344241336" text:continue-numbering="true" text:style-name="WWNum2">
        <text:list-item>
          <text:p text:style-name="P5"><text:span text:style-name="T6">Utdeling av Teiger på følgende måte</text:span></text:p>
          <text:list>
            <text:list-item>
              <text:p text:style-name="P7"><text:span text:style-name="T2">Klikk på blyanten </text:span><draw:frame draw:style-name="fr1" draw:name="image10.png" text:anchor-type="as-char" svg:width="0.1772in" svg:height="0.25in" draw:z-index="0"><draw:image xlink:href="Pictures/10000201000000110000001886F9ECCD69F07748.png" xlink:type="simple" xlink:show="embed" xlink:actuate="onLoad" loext:mime-type="image/png"/></draw:frame><text:span text:style-name="T2"><text:s/>på teigen</text:span></text:p>
            </text:list-item>
            <text:list-item>
              <text:p text:style-name="P7"><text:span text:style-name="T2">På “Number”, skriv inn laget som får tildelt teigen.</text:span></text:p>
              <text:list>
                <text:list-item>
                  <text:p text:style-name="P8"><text:span text:style-name="T2">Eks: </text:span></text:p>
                  <text:list>
                    <text:list-item>
                      <text:p text:style-name="P9"><text:span text:style-name="T2">RK Ring2-1 for Ringerike Røde Kors Lag 2-1</text:span></text:p>
                    </text:list-item>
                    <text:list-item>
                      <text:p text:style-name="P9"><text:span text:style-name="T2">NRH Busk02 for Redningshunder Buskerud lag 2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2">Endre “Operational Period” til “02 - Teiger : Iverksatte”</text:span></text:p>
            </text:list-item>
          </text:list>
        </text:list-item>
      </text:list>
      <text:p text:style-name="P12"/>
      <text:list xml:id="list100557186833608" text:continue-numbering="true" text:style-name="WWNum2">
        <text:list-item>
          <text:p text:style-name="P5"><text:span text:style-name="T6">Tause vitner merkes på følgende måte</text:span></text:p>
          <text:list>
            <text:list-item>
              <text:p text:style-name="P7"><text:span text:style-name="T2">På posisjonen, velg “New” -&gt; “Clue”</text:span></text:p>
              <text:list>
                <text:list-item>
                  <text:p text:style-name="P8"><text:span text:style-name="T2">Navngis “TV - “ Samt en identifikator på hva som er funnet.</text:span></text:p>
                  <text:list>
                    <text:list-item>
                      <text:p text:style-name="P9"><text:span text:style-name="T2">eks : “TV - Sko”</text:span></text:p>
                    </text:list-item>
                  </text:list>
                </text:list-item>
                <text:list-item>
                  <text:p text:style-name="P8"><text:span text:style-name="T2">Fyll inn Details og Location så godt som mulig</text:span></text:p>
                </text:list-item>
              </text:list>
            </text:list-item>
          </text:list>
        </text:list-item>
      </text:list>
      <text:p text:style-name="P10"/>
      <text:list xml:id="list100556670908708" text:continue-numbering="true" text:style-name="WWNum2">
        <text:list-item>
          <text:p text:style-name="P5"><text:span text:style-name="T6">Funn merkes på følgende måte</text:span></text:p>
          <text:list>
            <text:list-item>
              <text:p text:style-name="P7"><text:span text:style-name="T2">På posisjonen, velg “New” -&gt; “Marker”</text:span></text:p>
              <text:list>
                <text:list-item>
                  <text:p text:style-name="P8"><text:span text:style-name="T2">Navngi label “Funn”</text:span></text:p>
                </text:list-item>
                <text:list-item>
                  <text:p text:style-name="P8"><text:span text:style-name="T2">Ikon : Style </text:span><draw:frame draw:style-name="fr1" draw:name="image13.png" text:anchor-type="as-char" svg:width="0.2291in" svg:height="0.25in" draw:z-index="0"><draw:image xlink:href="Pictures/10000201000000160000001864348933887AB1D4.png" xlink:type="simple" xlink:show="embed" xlink:actuate="onLoad" loext:mime-type="image/png"/></draw:frame><text:span text:style-name="T2">, Farge </text:span><text:span text:style-name="T3">RØD</text:span></text:p>
                </text:list-item>
                <text:list-item>
                  <text:p text:style-name="P8"><text:span text:style-name="T2">Eventuelle kommentarer</text:span></text:p>
                </text:list-item>
              </text:list>
            </text:list-item>
          </text:list>
        </text:list-item>
      </text:list>
      <text:p text:style-name="P14"/>
      <text:p text:style-name="P15"><text:span text:style-name="T6">Ikoner som kan brukes</text:span></text:p>
      <text:p text:style-name="P14"/>
      <text:p text:style-name="Standard"><draw:frame draw:style-name="fr1" draw:name="Image1" text:anchor-type="as-char" svg:width="0.2917in" svg:height="0.302in" draw:z-index="0"><draw:image xlink:href="Pictures/100002010000001C0000001D70D6E32B5FD4197C.png" xlink:type="simple" xlink:show="embed" xlink:actuate="onLoad" loext:mime-type="image/png"/></draw:frame><text:span text:style-name="T2"><text:s/>- IPP</text:span></text:p>
      <text:p text:style-name="Standard"><draw:frame draw:style-name="fr1" draw:name="Image2" text:anchor-type="as-char" svg:width="0.2083in" svg:height="0.2602in" draw:z-index="0"><draw:image xlink:href="Pictures/100002010000001400000019D76DE55D8A5FE364.png" xlink:type="simple" xlink:show="embed" xlink:actuate="onLoad" loext:mime-type="image/png"/></draw:frame><text:span text:style-name="T2"><text:s/>- <text:s text:c="2"/>POI</text:span></text:p>
      <text:p text:style-name="Standard"><draw:frame draw:style-name="fr1" draw:name="Image3" text:anchor-type="as-char" svg:width="0.2291in" svg:height="0.25in" draw:z-index="0"><draw:image xlink:href="Pictures/10000201000000160000001864348933887AB1D4.png" xlink:type="simple" xlink:show="embed" xlink:actuate="onLoad" loext:mime-type="image/png"/></draw:frame><text:span text:style-name="T2"><text:s/>- <text:s/>Funn</text:span></text:p>
      <text:p text:style-name="P13"><draw:frame draw:style-name="fr1" draw:name="image7.png" text:anchor-type="as-char" svg:width="0.2398in" svg:height="0.2398in" draw:z-index="0"><draw:image xlink:href="Pictures/10000201000000170000001735DA8D9283208A2F.png" xlink:type="simple" xlink:show="embed" xlink:actuate="onLoad" loext:mime-type="image/png"/></draw:frame><text:span text:style-name="T2"><text:s text:c="2"/>- Evakueringssone</text:span></text:p>
      <text:p text:style-name="P13"><draw:frame draw:style-name="fr1" draw:name="image3.png" text:anchor-type="as-char" svg:width="0.2398in" svg:height="0.25in" draw:z-index="0"><draw:image xlink:href="Pictures/100002010000001700000018A45269342096EA18.png" xlink:type="simple" xlink:show="embed" xlink:actuate="onLoad" loext:mime-type="image/png"/></draw:frame><text:span text:style-name="T2"><text:s text:c="2"/>- Helikopterlandingsplass</text:span></text:p>
      <text:p text:style-name="P13"><draw:frame draw:style-name="fr1" draw:name="image12.png" text:anchor-type="as-char" svg:width="0.1772in" svg:height="0.2291in" draw:z-index="0"><draw:image xlink:href="Pictures/10000201000000110000001601E0F5C101BCCA90.png" xlink:type="simple" xlink:show="embed" xlink:actuate="onLoad" loext:mime-type="image/png"/></draw:frame><text:span text:style-name="T2"><text:s text:c="3"/>- Brygge / Ankerpunkt</text:span></text:p>
      <text:p text:style-name="P13"><draw:frame draw:style-name="fr1" draw:name="image4.png" text:anchor-type="as-char" svg:width="0.2083in" svg:height="0.198in" draw:z-index="0"><draw:image xlink:href="Pictures/10000201000000140000001394E37ACBCEC3BB0C.png" xlink:type="simple" xlink:show="embed" xlink:actuate="onLoad" loext:mime-type="image/png"/></draw:frame><text:span text:style-name="T2"><text:s text:c="2"/>- Repeater / Gateway</text:span></text:p>
      <text:p text:style-name="P13"><draw:frame draw:style-name="fr1" draw:name="image8.png" text:anchor-type="as-char" svg:width="0.1665in" svg:height="0.25in" draw:z-index="0"><draw:image xlink:href="Pictures/10000201000000100000001886F90311458E5781.png" xlink:type="simple" xlink:show="embed" xlink:actuate="onLoad" loext:mime-type="image/png"/></draw:frame><text:span text:style-name="T2"><text:s text:c="3"/>- Kjøreretning e.l</text:span></text:p>
      <text:p text:style-name="P13"><draw:frame draw:style-name="fr1" draw:name="Image4" text:anchor-type="as-char" svg:width="0.2189in" svg:height="0.198in" draw:z-index="0"><draw:image xlink:href="Pictures/10000201000000150000001373D9CF7655D99E79.png" xlink:type="simple" xlink:show="embed" xlink:actuate="onLoad" loext:mime-type="image/png"/></draw:frame><text:span text:style-name="T2"><text:s/>- KO / ILKO</text:span></text:p>
      <text:p text:style-name="P13"><draw:frame draw:style-name="fr1" draw:name="Image5" text:anchor-type="as-char" svg:width="0.2398in" svg:height="0.2398in" draw:z-index="0"><draw:image xlink:href="Pictures/1000020100000017000000177960F666DC14312A.png" xlink:type="simple" xlink:show="embed" xlink:actuate="onLoad" loext:mime-type="image/png"/></draw:frame><text:span text:style-name="T2"><text:s/>- Parkering</text:span></text:p>
      <text:p text:style-name="P13"><draw:frame draw:style-name="fr1" draw:name="Image6" text:anchor-type="as-char" svg:width="0.25in" svg:height="0.2291in" draw:z-index="0"><draw:image xlink:href="Pictures/100002010000001800000016EAA5B85DC060CD04.png" xlink:type="simple" xlink:show="embed" xlink:actuate="onLoad" loext:mime-type="image/png"/></draw:frame><text:span text:style-name="T2"><text:s/>- Mannskapsområde</text:span></text:p>
      <text:p text:style-name="P13"><draw:frame draw:style-name="fr1" draw:name="Image7" text:anchor-type="as-char" svg:width="0.25in" svg:height="0.2189in" draw:z-index="0"><draw:image xlink:href="Pictures/1000020100000018000000153FCD9ABEE5FB772A.png" xlink:type="simple" xlink:show="embed" xlink:actuate="onLoad" loext:mime-type="image/png"/></draw:frame><text:span text:style-name="T2"><text:s/>- Hinder i veien</text:span></text:p>
      <text:p text:style-name="P13"><draw:frame draw:style-name="fr1" draw:name="image15.png" text:anchor-type="as-char" svg:width="0.2917in" svg:height="0.2291in" draw:z-index="0"><draw:image xlink:href="Pictures/100002010000001C0000001626704662A064048E.png" xlink:type="simple" xlink:show="embed" xlink:actuate="onLoad" loext:mime-type="image/png"/></draw:frame><text:span text:style-name="T2">- Generell Varsel</text:span></text:p>
      <text:p text:style-name="Standard"><draw:frame draw:style-name="fr1" draw:name="image14.png" text:anchor-type="as-char" svg:width="0.2291in" svg:height="0.2189in" draw:z-index="0"><draw:image xlink:href="Pictures/1000020100000016000000157F6DD0B5A9E81FA4.png" xlink:type="simple" xlink:show="embed" xlink:actuate="onLoad" loext:mime-type="image/png"/></draw:frame><text:span text:style-name="T2"><text:s/>- Clue (ikke bruk marker, da dette kan forvir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mbria" fo:font-family="Cambr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" fo:font-family="Cambria" style:font-family-generic="roman" style:font-pitch="variable" style:text-underline-style="none" fo:font-weight="bold"/>
    </style:style>
    <style:style style:name="ListLabel_20_11" style:display-name="ListLabel 11" style:family="text">
      <style:text-properties style:font-name="Cambria" fo:font-family="Cambria" style:font-family-generic="roman" style:font-pitch="variable" style:text-underline-style="none"/>
    </style:style>
    <style:style style:name="ListLabel_20_12" style:display-name="ListLabel 12" style:family="text">
      <style:text-properties style:font-name="Cambria" fo:font-family="Cambria" style:font-family-generic="roman" style:font-pitch="variable" style:text-underline-style="none"/>
    </style:style>
    <style:style style:name="ListLabel_20_13" style:display-name="ListLabel 13" style:family="text">
      <style:text-properties style:font-name="Cambria" fo:font-family="Cambria" style:font-family-generic="roman" style:font-pitch="variable" style:text-underline-style="none"/>
    </style:style>
    <style:style style:name="ListLabel_20_14" style:display-name="ListLabel 14" style:family="text">
      <style:text-properties style:font-name="Cambria" fo:font-family="Cambria" style:font-family-generic="roman" style:font-pitch="variable" style:text-underline-style="none"/>
    </style:style>
    <style:style style:name="ListLabel_20_15" style:display-name="ListLabel 15" style:family="text">
      <style:text-properties style:font-name="Cambria" fo:font-family="Cambria" style:font-family-generic="roman" style:font-pitch="variable"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style:font-name="Cambria" fo:font-size="18pt" style:font-name-asian="Cambria1" style:font-size-asian="18pt" style:font-name-complex="Cambria1" style:font-size-complex="18pt"/>
    </style:style>
    <style:style style:name="MT2" style:family="text">
      <style:text-properties style:font-name="Cambria" style:font-name-asian="Cambria1" style:font-name-complex="Cambria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Title"><text:bookmark text:name="_gjdgxs"/><text:span text:style-name="MT1">Rutiner for bruk av SARTOPO i Buskerud Røde Kors</text:span><draw:frame draw:style-name="Mfr1" draw:name="image16.jpg" text:anchor-type="char" svg:x="-0.5835in" svg:y="-0.0626in" svg:width="0.3807in" svg:height="0.3807in" draw:z-index="2"><draw:image xlink:href="Pictures/10000000000001D2000001D21FCC8F274B4C09D7.jpg" xlink:type="simple" xlink:show="embed" xlink:actuate="onLoad" loext:mime-type="image/jpeg"/></draw:frame></text:p>
        <text:p text:style-name="Standard"/>
      </style:header>
      <style:footer>
        <text:p text:style-name="MP1"><text:span text:style-name="MT2">Laget av Morten Andersen. 31/01/2020 <text:s/>v0.04</text:span></text:p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3" meta:paragraph-count="89" meta:word-count="485" meta:character-count="2642" meta:non-whitespace-character-count="2280"/>
    <meta:generator>LibreOfficeDev/6.0.5.2$Linux_X86_64 LibreOffice_project/</meta:generator>
  </office:meta>
</office:document-meta>
</file>